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12pt" style:font-name-asian="Arial" style:font-size-asian="12pt" style:font-size-complex="12pt"/>
    </style:style>
    <style:style style:name="P2" style:family="paragraph" style:parent-style-name="Standard">
      <style:text-properties style:font-name="Arial" fo:font-size="12pt" style:font-name-asian="Arial" style:font-size-asian="12pt" style:font-size-complex="12pt"/>
    </style:style>
    <style:style style:name="T1" style:family="text">
      <style:text-properties style:font-name="Arial" style:font-name-asian="Arial"/>
    </style:style>
  </office:automatic-styles>
  <office:body>
    <office:text text:use-soft-page-breaks="true">
      <text:tracked-changes text:track-changes="false">
        <text:changed-region xml:id="ct1664066746592" text:id="ct1664066746592">
          <text:insertion>
            <office:change-info>
              <dc:creator>Unknown Author</dc:creator>
              <dc:date>2023-12-04T09:08:10.818000000</dc:date>
            </office:change-info>
          </text:insertion>
        </text:changed-region>
        <text:changed-region xml:id="ct1664066748512" text:id="ct1664066748512">
          <text:deletion>
            <office:change-info>
              <dc:creator>Unknown Author</dc:creator>
              <dc:date>2023-12-04T09:08:10.818000000</dc:date>
            </office:change-info>
            <text:p text:style-name="P1">English text</text:p>
            <text:p text:style-name="P1">Mulan Permissive Software License，Version 2 (Mulan PSL v2) December 2019 &lt;http://license.coscl.org.cn/MulanPSL&gt; http://license.coscl.org.cn/MulanPSL2</text:p>
            <text:p text:style-name="P1"/>
          </text:deletion>
        </text:changed-region>
        <text:changed-region xml:id="ct1664066748272" text:id="ct1664066748272">
          <text:insertion>
            <office:change-info>
              <dc:creator>Unknown Author</dc:creator>
              <dc:date>2023-12-04T09:08:10.818000000</dc:date>
            </office:change-info>
          </text:insertion>
        </text:changed-region>
        <text:changed-region xml:id="ct1664066748752" text:id="ct1664066748752">
          <text:insertion>
            <office:change-info>
              <dc:creator>Unknown Author</dc:creator>
              <dc:date>2023-12-04T09:08:10.818000000</dc:date>
            </office:change-info>
          </text:insertion>
        </text:changed-region>
        <text:changed-region xml:id="ct1664066754272" text:id="ct1664066754272">
          <text:deletion>
            <office:change-info>
              <dc:creator>Unknown Author</dc:creator>
              <dc:date>2023-12-04T09:08:10.818000000</dc:date>
            </office:change-info>
            <text:p text:style-name="P1"><text:span text:style-name="T1">comprised of those Contribution and licensed under this License</text:span></text:p>
          </text:deletion>
        </text:changed-region>
        <text:changed-region xml:id="ct1664066749712" text:id="ct1664066749712">
          <text:insertion>
            <office:change-info>
              <dc:creator>Unknown Author</dc:creator>
              <dc:date>2023-12-04T09:08:10.818000000</dc:date>
            </office:change-info>
          </text:insertion>
        </text:changed-region>
        <text:changed-region xml:id="ct1664066749232" text:id="ct1664066749232">
          <text:insertion>
            <office:change-info>
              <dc:creator>Unknown Author</dc:creator>
              <dc:date>2023-12-04T09:08:10.818000000</dc:date>
            </office:change-info>
          </text:insertion>
        </text:changed-region>
        <text:changed-region xml:id="ct1664066749952" text:id="ct1664066749952">
          <text:insertion>
            <office:change-info>
              <dc:creator>Unknown Author</dc:creator>
              <dc:date>2023-12-04T09:08:10.818000000</dc:date>
            </office:change-info>
          </text:insertion>
        </text:changed-region>
        <text:changed-region xml:id="ct1664066755952" text:id="ct1664066755952">
          <text:deletion>
            <office:change-info>
              <dc:creator>Unknown Author</dc:creator>
              <dc:date>2023-12-04T09:08:10.818000000</dc:date>
            </office:change-info>
            <text:p text:style-name="P1"><text:span text:style-name="T1">or </text:span></text:p>
          </text:deletion>
        </text:changed-region>
        <text:changed-region xml:id="ct1664066774672" text:id="ct1664066774672">
          <text:insertion>
            <office:change-info>
              <dc:creator>Unknown Author</dc:creator>
              <dc:date>2023-12-04T09:08:10.818000000</dc:date>
            </office:change-info>
          </text:insertion>
        </text:changed-region>
        <text:changed-region xml:id="ct1664066760752" text:id="ct1664066760752">
          <text:deletion>
            <office:change-info>
              <dc:creator>Unknown Author</dc:creator>
              <dc:date>2023-12-04T09:08:10.818000000</dc:date>
            </office:change-info>
            <text:p text:style-name="P1"><text:span text:style-name="T1">a party to</text:span></text:p>
          </text:deletion>
        </text:changed-region>
        <text:changed-region xml:id="ct1664066786672" text:id="ct1664066786672">
          <text:insertion>
            <office:change-info>
              <dc:creator>Unknown Author</dc:creator>
              <dc:date>2023-12-04T09:08:10.818000000</dc:date>
            </office:change-info>
          </text:insertion>
        </text:changed-region>
        <text:changed-region xml:id="ct1664066756192" text:id="ct1664066756192">
          <text:deletion>
            <office:change-info>
              <dc:creator>Unknown Author</dc:creator>
              <dc:date>2023-12-04T09:08:10.818000000</dc:date>
            </office:change-info>
            <text:p text:style-name="P1">Contribution means the copyrightable work licensed by a particular Contributor under this License.</text:p>
            <text:p text:style-name="P1"/>
          </text:deletion>
        </text:changed-region>
        <text:changed-region xml:id="ct1664066786912" text:id="ct1664066786912">
          <text:insertion>
            <office:change-info>
              <dc:creator>Unknown Author</dc:creator>
              <dc:date>2023-12-04T09:08:10.818000000</dc:date>
            </office:change-info>
          </text:insertion>
        </text:changed-region>
        <text:changed-region xml:id="ct1664066784992" text:id="ct1664066784992">
          <text:insertion>
            <office:change-info>
              <dc:creator>Unknown Author</dc:creator>
              <dc:date>2023-12-04T09:08:10.818000000</dc:date>
            </office:change-info>
          </text:insertion>
        </text:changed-region>
        <text:changed-region xml:id="ct1664066747792" text:id="ct1664066747792">
          <text:deletion>
            <office:change-info>
              <dc:creator>Unknown Author</dc:creator>
              <dc:date>2023-12-04T09:08:10.818000000</dc:date>
            </office:change-info>
            <text:p text:style-name="P1"><text:span text:style-name="T1">, excluding of any patent claims solely be infringed by your or others’ modification or other combinations</text:span></text:p>
          </text:deletion>
        </text:changed-region>
        <text:changed-region xml:id="ct1664066748032" text:id="ct1664066748032">
          <text:deletion>
            <office:change-info>
              <dc:creator>Unknown Author</dc:creator>
              <dc:date>2023-12-04T09:08:10.818000000</dc:date>
            </office:change-info>
            <text:p text:style-name="P1"><text:span text:style-name="T1"><text:s/>(including through an agent, patent licensee or assignee),</text:span></text:p>
          </text:deletion>
        </text:changed-region>
        <text:changed-region xml:id="ct1664066782592" text:id="ct1664066782592">
          <text:insertion>
            <office:change-info>
              <dc:creator>Unknown Author</dc:creator>
              <dc:date>2023-12-04T09:08:10.818000000</dc:date>
            </office:change-info>
          </text:insertion>
        </text:changed-region>
        <text:changed-region xml:id="ct1664066758592" text:id="ct1664066758592">
          <text:deletion>
            <office:change-info>
              <dc:creator>Unknown Author</dc:creator>
              <dc:date>2023-12-04T09:08:10.818000000</dc:date>
            </office:change-info>
            <text:p text:style-name="P1"><text:span text:style-name="T1">Section</text:span></text:p>
          </text:deletion>
        </text:changed-region>
        <text:changed-region xml:id="ct1664066778032" text:id="ct1664066778032">
          <text:insertion>
            <office:change-info>
              <dc:creator>Unknown Author</dc:creator>
              <dc:date>2023-12-04T09:08:10.818000000</dc:date>
            </office:change-info>
          </text:insertion>
        </text:changed-region>
        <text:changed-region xml:id="ct1664066748992" text:id="ct1664066748992">
          <text:deletion>
            <office:change-info>
              <dc:creator>Unknown Author</dc:creator>
              <dc:date>2023-12-04T09:08:10.818000000</dc:date>
            </office:change-info>
            <text:p text:style-name="P1">The Software and Contribution in it are provided without warranties of any kind, either express or implied. In no event shall any Contributor or copyright holder be liable to you for any damages, including, but not limited to any direct, or indirect, special or consequential damages arising from your use or inability to use the Software or the Contribution in it, no matter how it’s caused or based on which legal theory, even if advised of the possibility of such damages.</text:p>
            <text:p text:style-name="P1"/>
          </text:deletion>
        </text:changed-region>
        <text:changed-region xml:id="ct1664066778992" text:id="ct1664066778992">
          <text:insertion>
            <office:change-info>
              <dc:creator>Unknown Author</dc:creator>
              <dc:date>2023-12-04T09:08:10.818000000</dc:date>
            </office:change-info>
          </text:insertion>
        </text:changed-region>
        <text:changed-region xml:id="ct1664066753072" text:id="ct1664066753072">
          <text:deletion>
            <office:change-info>
              <dc:creator>Unknown Author</dc:creator>
              <dc:date>2023-12-04T09:08:10.818000000</dc:date>
            </office:change-info>
            <text:p text:style-name="P1">This license is written in both Chinese and English, and the Chinese version and English version shall have the same legal effect. In the case of divergence between the Chinese and English versions, the Chinese version shall prevail.</text:p>
            <text:p text:style-name="P1"/>
          </text:deletion>
        </text:changed-region>
        <text:changed-region xml:id="ct1664066789072" text:id="ct1664066789072">
          <text:insertion>
            <office:change-info>
              <dc:creator>Unknown Author</dc:creator>
              <dc:date>2023-12-04T09:08:10.818000000</dc:date>
            </office:change-info>
          </text:insertion>
        </text:changed-region>
        <text:changed-region xml:id="ct1664066756432" text:id="ct1664066756432">
          <text:deletion>
            <office:change-info>
              <dc:creator>Unknown Author</dc:creator>
              <dc:date>2023-12-04T09:08:10.818000000</dc:date>
            </office:change-info>
            <text:p text:style-name="P1">End of the Terms and Conditions</text:p>
            <text:p text:style-name="P1"/>
          </text:deletion>
        </text:changed-region>
        <text:changed-region xml:id="ct1664066749472" text:id="ct1664066749472">
          <text:insertion>
            <office:change-info>
              <dc:creator>Unknown Author</dc:creator>
              <dc:date>2023-12-04T09:08:10.818000000</dc:date>
            </office:change-info>
          </text:insertion>
        </text:changed-region>
        <text:changed-region xml:id="ct1664066759072" text:id="ct1664066759072">
          <text:deletion>
            <office:change-info>
              <dc:creator>Unknown Author</dc:creator>
              <dc:date>2023-12-04T09:08:10.818000000</dc:date>
            </office:change-info>
            <text:p text:style-name="P1"><text:span text:style-name="T1">apply</text:span></text:p>
          </text:deletion>
        </text:changed-region>
        <text:changed-region xml:id="ct1664066790992" text:id="ct1664066790992">
          <text:insertion>
            <office:change-info>
              <dc:creator>Unknown Author</dc:creator>
              <dc:date>2023-12-04T09:08:10.818000000</dc:date>
            </office:change-info>
          </text:insertion>
        </text:changed-region>
        <text:changed-region xml:id="ct1664066754992" text:id="ct1664066754992">
          <text:deletion>
            <office:change-info>
              <dc:creator>Unknown Author</dc:creator>
              <dc:date>2023-12-04T09:08:10.818000000</dc:date>
            </office:change-info>
            <text:p text:style-name="P1"><text:span text:style-name="T1">your software</text:span></text:p>
          </text:deletion>
        </text:changed-region>
        <text:changed-region xml:id="ct1664066780672" text:id="ct1664066780672">
          <text:insertion>
            <office:change-info>
              <dc:creator>Unknown Author</dc:creator>
              <dc:date>2023-12-04T09:08:10.818000000</dc:date>
            </office:change-info>
          </text:insertion>
        </text:changed-region>
        <text:changed-region xml:id="ct1664066789312" text:id="ct1664066789312">
          <text:insertion>
            <office:change-info>
              <dc:creator>Unknown Author</dc:creator>
              <dc:date>2023-12-04T09:08:10.818000000</dc:date>
            </office:change-info>
          </text:insertion>
        </text:changed-region>
        <text:changed-region xml:id="ct1664066755712" text:id="ct1664066755712">
          <text:deletion>
            <office:change-info>
              <dc:creator>Unknown Author</dc:creator>
              <dc:date>2023-12-04T09:08:10.818000000</dc:date>
            </office:change-info>
            <text:p text:style-name="P1"><text:span text:style-name="T1">“LICENSE”</text:span></text:p>
          </text:deletion>
        </text:changed-region>
        <text:changed-region xml:id="ct1664066785712" text:id="ct1664066785712">
          <text:insertion>
            <office:change-info>
              <dc:creator>Unknown Author</dc:creator>
              <dc:date>2023-12-04T09:08:10.818000000</dc:date>
            </office:change-info>
          </text:insertion>
        </text:changed-region>
        <text:changed-region xml:id="ct1664066746352" text:id="ct1664066746352">
          <text:deletion>
            <office:change-info>
              <dc:creator>Unknown Author</dc:creator>
              <dc:date>2023-12-04T09:08:10.818000000</dc:date>
            </office:change-info>
            <text:p text:style-name="P1"/>
            <text:p text:style-name="P1">Attach the statement to the appropriate annotated syntax at the beginning of each source file. Copyright (c) [Year] [name of copyright holder] [Software Name] is licensed under the Mulan PSL v2. You can use this software according to the terms and conditions of the Mulan PSL v2. You may obtain a copy of Mulan PSL v2 at: http://license.coscl.org.cn/MulanPSL2 THIS SOFTWARE IS PROVIDED ON AN “AS IS” BASIS, WITHOUT warranties of any kind, either express or implied, including but not limited to non-infringement, merchantability or fit for a particular purpose. See the Mulan PSL v2 for more detail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change-start text:change-id="ct1664066746592"/>Mulan Permissive Software License，Version 2</text:p>
      <text:p text:style-name="P1"><text:change-end text:change-id="ct1664066746592"/><text:change text:change-id="ct1664066748512"/></text:p>
      <text:p text:style-name="P1"><text:change-start text:change-id="ct1664066748272"/>Mulan Permissive Software License，Version 2 (Mulan PSL v2)</text:p>
      <text:p text:style-name="P1"/>
      <text:p text:style-name="P1">January 2020 http://license.coscl.org.cn/MulanPSL2</text:p>
      <text:p text:style-name="P1"/>
      <text:p text:style-name="P1"><text:change-end text:change-id="ct1664066748272"/>Your reproduction, use, modification and distribution of the Software shall be subject to Mulan PSL v2 (this License) with the following terms and conditions:</text:p>
      <text:p text:style-name="P1"/>
      <text:p text:style-name="P1">0. Definition</text:p>
      <text:p text:style-name="P1"/>
      <text:p text:style-name="P1">Software means the program and related documents which are <text:change-start text:change-id="ct1664066748752"/>licensed under this License and comprise all Contribution(s)<text:change-end text:change-id="ct1664066748752"/><text:change text:change-id="ct1664066754272"/>.</text:p>
      <text:p text:style-name="P1"><text:change-start text:change-id="ct1664066749712"/></text:p>
      <text:p text:style-name="P1">Contribution means the copyrightable work licensed by a particular Contributor under this License.</text:p>
      <text:p text:style-name="P1"/>
      <text:p text:style-name="P1"><text:change-end text:change-id="ct1664066749712"/>Contributor means the Individual or Legal Entity who licenses its copyrightable work under this License.</text:p>
      <text:p text:style-name="P1"><text:change-start text:change-id="ct1664066749232"/></text:p>
      <text:p text:style-name="P1"><text:change-end text:change-id="ct1664066749232"/>Legal Entity means the entity making a Contribution and all its Affiliates.</text:p>
      <text:p text:style-name="P1"><text:change-start text:change-id="ct1664066749952"/></text:p>
      <text:p text:style-name="P1"><text:change-end text:change-id="ct1664066749952"/>Affiliates means entities that control, <text:change text:change-id="ct1664066755952"/>are controlled by, or are under common control with <text:change-start text:change-id="ct1664066774672"/>the acting entity under<text:change-end text:change-id="ct1664066774672"/><text:change text:change-id="ct1664066760752"/> this License, ‘control’ means direct or indirect ownership of at least fifty percent (50%) of the voting power, capital or other securities of controlled or commonly controlled entity.</text:p>
      <text:p text:style-name="P1"><text:change-start text:change-id="ct1664066786672"/></text:p>
      <text:p text:style-name="P1"><text:change-end text:change-id="ct1664066786672"/><text:change text:change-id="ct1664066756192"/>1. Grant of Copyright License</text:p>
      <text:p text:style-name="P1"/>
      <text:p text:style-name="P1">Subject to the terms and conditions of this License, each Contributor hereby grants to you a perpetual, worldwide, royalty-free, non-exclusive, irrevocable copyright license to reproduce, use, modify, or distribute its Contribution, with modification or not.</text:p>
      <text:p text:style-name="P1"/>
      <text:p text:style-name="P1">2. Grant of Patent License</text:p>
      <text:p text:style-name="P1"/>
      <text:p text:style-name="P1">Subject to the terms and conditions of this License, each Contributor hereby grants to you a perpetual, worldwide, royalty-free, non-exclusive, irrevocable (except for revocation under this Section) patent license to make, have made, use, offer for sale, sell, import or otherwise transfer its Contribution<text:change-start text:change-id="ct1664066786912"/>,<text:change-end text:change-id="ct1664066786912"/> where such patent license is only limited to the patent claims owned or controlled by such Contributor now or in future which will be necessarily infringed by its Contribution alone, or by combination of the Contribution with the Software to which the Contribution was contributed<text:change-start text:change-id="ct1664066784992"/>. The patent license shall not apply to any modification of the Contribution, and any other combination which includes the Contribution<text:change-end text:change-id="ct1664066784992"/><text:change text:change-id="ct1664066747792"/><text:soft-page-break/>. If you or your Affiliates directly or indirectly<text:change text:change-id="ct1664066748032"/> institute patent litigation (including a cross claim or counterclaim in a litigation) or other patent enforcement activities against any individual or entity by alleging that the Software or any Contribution in it infringes patents, then any patent license granted to you under this License for the Software shall terminate as of the date such litigation or activity is filed or taken.</text:p>
      <text:p text:style-name="P1"/>
      <text:p text:style-name="P1">3. No Trademark License</text:p>
      <text:p text:style-name="P1"/>
      <text:p text:style-name="P1">No trademark license is granted to use the trade names, trademarks, service marks, or product names of Contributor, except as required to fulfill notice requirements in <text:change-start text:change-id="ct1664066782592"/>section<text:change-end text:change-id="ct1664066782592"/><text:change text:change-id="ct1664066758592"/> 4.</text:p>
      <text:p text:style-name="P1"/>
      <text:p text:style-name="P1">4. Distribution Restriction</text:p>
      <text:p text:style-name="P1"/>
      <text:p text:style-name="P1">You may distribute the Software in any medium with or without modification, whether in source or executable forms, provided that you provide recipients with a copy of this License and retain copyright, patent, trademark and disclaimer statements in the Software.</text:p>
      <text:p text:style-name="P1"/>
      <text:p text:style-name="P1">5. Disclaimer of Warranty and Limitation of Liability</text:p>
      <text:p text:style-name="P1"/>
      <text:p text:style-name="P1"><text:change-start text:change-id="ct1664066778032"/>THE SOFTWARE AND CONTRIBUTION IN IT ARE PROVIDED WITHOUT WARRANTIES OF ANY KIND, EITHER EXPRESS OR IMPLIED. IN NO EVENT SHALL ANY CONTRIBUTOR OR COPYRIGHT HOLDER BE LIABLE TO YOU FOR ANY DAMAGES, INCLUDING, BUT NOT LIMITED TO ANY DIRECT, OR INDIRECT, SPECIAL OR CONSEQUENTIAL DAMAGES ARISING FROM YOUR USE OR INABILITY TO USE THE SOFTWARE OR THE CONTRIBUTION IN IT, NO MATTER HOW IT’S CAUSED OR BASED ON WHICH LEGAL THEORY, EVEN IF ADVISED OF THE POSSIBILITY OF SUCH DAMAGES.</text:p>
      <text:p text:style-name="P1"><text:change-end text:change-id="ct1664066778032"/><text:change text:change-id="ct1664066748992"/></text:p>
      <text:p text:style-name="P1">6. Language</text:p>
      <text:p text:style-name="P1"/>
      <text:p text:style-name="P1"><text:change-start text:change-id="ct1664066778992"/>THIS LICENSE IS WRITTEN IN BOTH CHINESE AND ENGLISH, AND THE CHINESE VERSION AND ENGLISH VERSION SHALL HAVE THE SAME LEGAL EFFECT. IN THE CASE OF DIVERGENCE BETWEEN THE CHINESE AND ENGLISH VERSIONS, THE CHINESE VERSION SHALL PREVAIL.</text:p>
      <text:p text:style-name="P1"><text:change-end text:change-id="ct1664066778992"/><text:change text:change-id="ct1664066753072"/></text:p>
      <text:p text:style-name="P1"><text:change-start text:change-id="ct1664066789072"/>END OF THE TERMS AND CONDITIONS</text:p>
      <text:p text:style-name="P1"><text:change-end text:change-id="ct1664066789072"/><text:change text:change-id="ct1664066756432"/></text:p>
      <text:p text:style-name="P1"><text:soft-page-break/>How to <text:change-start text:change-id="ct1664066749472"/>Apply<text:change-end text:change-id="ct1664066749472"/><text:change text:change-id="ct1664066759072"/> the Mulan Permissive Software License，Version 2 (Mulan PSL v2) to <text:change-start text:change-id="ct1664066790992"/>Your Software<text:change-end text:change-id="ct1664066790992"/><text:change text:change-id="ct1664066754992"/></text:p>
      <text:p text:style-name="P1"/>
      <text:p text:style-name="P1">To apply the Mulan PSL v2 to your work, for easy identification by recipients, you are suggested to complete following three steps:</text:p>
      <text:p text:style-name="P1"/>
      <text:p text:style-name="P1">Fill in the blanks in following statement, including insert your software name, the year of the first publication of your software, and your name identified as the copyright owner;</text:p>
      <text:p text:style-name="P1"><text:change-start text:change-id="ct1664066780672"/></text:p>
      <text:p text:style-name="P1"><text:change-end text:change-id="ct1664066780672"/>Create a file named <text:change-start text:change-id="ct1664066789312"/>"LICENSE"<text:change-end text:change-id="ct1664066789312"/><text:change text:change-id="ct1664066755712"/> which contains the whole context of this License in the first directory of your software package;</text:p>
      <text:p text:style-name="P1"><text:change-start text:change-id="ct1664066785712"/></text:p>
      <text:p text:style-name="P1">Attach the statement to the appropriate annotated syntax at the beginning of each source file.</text:p>
      <text:p text:style-name="P1"/>
      <text:p text:style-name="P1">Copyright (c) [Year] [name of copyright holder]</text:p>
      <text:p text:style-name="P1">[Software Name] is licensed under Mulan PSL v2.</text:p>
      <text:p text:style-name="P1">You can use this software according to the terms and conditions of the Mulan PSL v2.</text:p>
      <text:p text:style-name="P1">You may obtain a copy of Mulan PSL v2 at:</text:p>
      <text:p text:style-name="P1"><text:s text:c="9"/>http://license.coscl.org.cn/MulanPSL2</text:p>
      <text:p text:style-name="P1">THIS SOFTWARE IS PROVIDED ON AN "AS IS" BASIS, WITHOUT WARRANTIES OF ANY KIND,</text:p>
      <text:p text:style-name="P1">EITHER EXPRESS OR IMPLIED, INCLUDING BUT NOT LIMITED TO NON-INFRINGEMENT,</text:p>
      <text:p text:style-name="P1">MERCHANTABILITY OR FIT FOR A PARTICULAR PURPOSE.</text:p>
      <text:p text:style-name="P1">See the Mulan PSL v2 for more details.<text:change-end text:change-id="ct1664066785712"/><text:change text:change-id="ct166406674635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2-04T09:03:44.842000000</meta:creation-date>
    <dc:date>2023-12-04T09:09:39.240000000</dc:date>
    <meta:editing-duration>PT5M55S</meta:editing-duration>
    <meta:editing-cycles>2</meta:editing-cycles>
    <meta:generator>LibreOffice/6.3.4.2$Windows_X86_64 LibreOffice_project/60da17e045e08f1793c57c00ba83cdfce946d0aa</meta:generator>
    <meta:document-statistic meta:table-count="0" meta:image-count="0" meta:object-count="0" meta:page-count="3" meta:paragraph-count="37" meta:word-count="767" meta:character-count="4911" meta:non-whitespace-character-count="4178"/>
  </office:meta>
</office:document-meta>
</file>